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9753" officeooo:paragraph-rsid="001c9753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/></text:h>
      <text:list text:style-name="L1">
        <text:list-item>
          <text:p text:style-name="P2"><text:span text:style-name="Strong_20_Emphasis">Notre-Dame de Paris... Moyen Âge →</text:span> Argument d'exemple (on illustre un fait général par des exemples concrets).</text:p>
        </text:list-item>
        <text:list-item>
          <text:p text:style-name="P2"><text:span text:style-name="Strong_20_Emphasis">Les alpinistes... réchauffement climatique →</text:span> Argument d’autorité (témoignages d’experts).</text:p>
        </text:list-item>
        <text:list-item>
          <text:p text:style-name="P2"><text:span text:style-name="Strong_20_Emphasis">Si acheter ces produits... vendre ne l’est pas non plus →</text:span> Argument de symétrie (si une chose est vraie, son inverse l’est aussi).</text:p>
        </text:list-item>
        <text:list-item>
          <text:p text:style-name="P2"><text:span text:style-name="Strong_20_Emphasis">Il y a trente ans... moins d’insectes →</text:span> Argument de preuve (observation empirique qui sert à prouver un phénomène).</text:p>
        </text:list-item>
        <text:list-item>
          <text:p text:style-name="P2"><text:span text:style-name="Strong_20_Emphasis">Multimédia... classe sans professeur →</text:span> Argument par analogie (comparaison entre la classe et un navire).</text:p>
        </text:list-item>
        <text:list-item>
          <text:p text:style-name="P2"><text:span text:style-name="Strong_20_Emphasis">Un partisan de la cause animale... pas de fourrure →</text:span> Argument ad hominem (contradiction entre les idées et les actes d’une personne).</text:p>
        </text:list-item>
        <text:list-item>
          <text:p text:style-name="P2"><text:span text:style-name="Strong_20_Emphasis">Être libre... faire ce que l’on veut →</text:span> Argument de définition (définition donnée pour justifier une idée).</text:p>
        </text:list-item>
        <text:list-item>
          <text:p text:style-name="P2"><text:span text:style-name="Strong_20_Emphasis">Je vous ai écouté. Écoutez-moi ! →</text:span> Argument de réciprocité (on demande un traitement égal).</text:p>
        </text:list-item>
        <text:list-item>
          <text:p text:style-name="P2"><text:span text:style-name="Strong_20_Emphasis">Mieux vaut prévenir que guérir... système des retraites →</text:span> Argument pragmatique (mise en avant des conséquences d’une action).</text:p>
        </text:list-item>
        <text:list-item>
          <text:p text:style-name="P2"><text:span text:style-name="Strong_20_Emphasis">La limite de la liberté... spectacle →</text:span> Argument de règle de droit ou de morale (principe de non-nuisance).</text:p>
        </text:list-item>
        <text:list-item>
          <text:p text:style-name="P2"><text:span text:style-name="Strong_20_Emphasis">Conduire très vite en ville... mitraillette →</text:span> Argument par analogie (comparaison choc pour souligner un danger).</text:p>
        </text:list-item>
      </text:list>
      <text:h text:style-name="Heading_20_3" text:outline-level="3"><text:span text:style-name="Strong_20_Emphasis">POUR OU CONTRE L’E-SPORT AUX JEUX OLYMPIQUES ?</text:span></text:h>
      <text:list text:style-name="L2">
        <text:list-item>
          <text:p text:style-name="P3"><text:span text:style-name="Strong_20_Emphasis">Opposition à l’e-sport</text:span> : Argument pragmatique (conséquences négatives pour la santé), argument d’autorité (référence à la science).</text:p>
        </text:list-item>
        <text:list-item>
          <text:p text:style-name="P3"><text:span text:style-name="Strong_20_Emphasis">Défense de l’e-sport</text:span> : Argument par comparaison (avec le bridge, le billard, etc.), argument logique (les qualités requises en e-sport sont similaires à d’autres disciplines olympiques).</text:p>
        </text:list-item>
      </text:list>
      <text:h text:style-name="Heading_20_3" text:outline-level="3"><text:span text:style-name="Strong_20_Emphasis">FAUT-IL INTERDIRE LES RÉSEAUX SOCIAUX AUX MOINS DE 16 ANS ?</text:span></text:h>
      <text:list text:style-name="L3">
        <text:list-item>
          <text:p text:style-name="P4"><text:span text:style-name="Strong_20_Emphasis">Arguments en faveur de l’interdiction</text:span> :</text:p>
          <text:list>
            <text:list-item>
              <text:p text:style-name="P4">Argument d’exemple (étudiants distraits par les écrans).</text:p>
            </text:list-item>
            <text:list-item>
              <text:p text:style-name="P4">Argument d’analogie (comparaison avec l’alcool).</text:p>
            </text:list-item>
            <text:list-item>
              <text:p text:style-name="P4">Argument d’autorité (témoignage d’experts en IA).</text:p>
            </text:list-item>
            <text:list-item>
              <text:p text:style-name="P4">Argument par comparaison choc (réseaux sociaux = drogue).</text:p>
            </text:list-item>
            <text:list-item>
              <text:p text:style-name="P4">Argument pragmatique (donner un cadre rassurant aux parents).</text:p>
            </text:list-item>
          </text:list>
        </text:list-item>
      </text:list>
      <text:p text:style-name="P1"><text:soft-page-break/><text:span text:style-name="T1">Concession </text:span>: certes….mais</text:p>
      <text:p text:style-name="P1">il est vrai que ….. mais </text:p>
      <text:p text:style-name="P1"/>
      <text:p text:style-name="P1">très bonne techniq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07:30:19.139981686</meta:creation-date>
    <dc:date>2025-03-31T08:27:36.750767167</dc:date>
    <meta:editing-duration>PT15M3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4" meta:word-count="322" meta:character-count="2054" meta:non-whitespace-character-count="1774"/>
  </office:meta>
</office:document-meta>
</file>